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1" table:number-columns-repeated="4"/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l</text:p>
          </table:table-cell>
          <table:table-cell table:style-name="ce1" table:number-columns-repeated="3"/>
          <table:table-cell table:style-name="ce3" office:value-type="string" calcext:value-type="string">
            <text:p>right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36, 91, 67, 56, 64, 32, 43, 24, 74, 87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number-columns-repeated="8"/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number-columns-repeated="8"/>
          <table:table-cell table:style-name="ce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</text:p>
          </table:table-cell>
          <table:table-cell table:number-columns-repeated="5"/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l</text:p>
          </table:table-cell>
          <table:table-cell table:number-columns-repeated="3"/>
          <table:table-cell table:style-name="ce4"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55, 46, 61, 97, 61, 89, 66, 84, 19, 86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number-columns-repeated="8"/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 calcext:value-type="string">
            <text:p>l</text:p>
          </table:table-cell>
          <table:table-cell table:number-columns-repeated="5"/>
          <table:table-cell table:number-columns-repeated="2" table:style-name="ce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5"/>
          <table:table-cell table:style-name="ce1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l</text:p>
          </table:table-cell>
          <table:table-cell table:number-columns-repeated="4"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1" calcext:value-type="float">
            <text:p>6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5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6, 19, 90, 79, 70, 1, 48, 38, 49, 7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number-columns-repeated="8"/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 calcext:value-type="string">
            <text:p>l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l</text:p>
          </table:table-cell>
          <table:table-cell table:number-columns-repeated="4"/>
          <table:table-cell table:style-name="ce4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l</text:p>
          </table:table-cell>
          <table:table-cell table:number-columns-repeated="2"/>
          <table:table-cell table:style-name="ce4"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1" table:number-columns-repeated="7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38, 6, 24, 63, 6, 17, 88, 63, 46, 1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number-columns-repeated="8"/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number-columns-repeated="8"/>
          <table:table-cell table:style-name="ce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, 42, 73, 38, 88, 37, 88, 97, 45, 1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number-columns-repeated="8"/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number-columns-repeated="5" table:style-name="ce4" office:value-type="string" calcext:value-type="string">
            <text:p>l</text:p>
          </table:table-cell>
          <table:table-cell table:number-columns-repeated="4"/>
          <table:table-cell table:style-name="ce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l</text:p>
          </table:table-cell>
          <table:table-cell/>
          <table:table-cell table:style-name="ce4"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r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11, 9, 99, 33, 53, 99, 36, 35, 84, 1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number-columns-repeated="8"/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number-columns-repeated="3" table:style-name="ce4" office:value-type="string" calcext:value-type="string">
            <text:p>l</text:p>
          </table:table-cell>
          <table:table-cell table:number-columns-repeated="6"/>
          <table:table-cell table:style-name="ce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l</text:p>
          </table:table-cell>
          <table:table-cell table:number-columns-repeated="2"/>
          <table:table-cell table:number-columns-repeated="2" table:style-name="ce4"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19:47.897687149</meta:creation-date>
    <dc:date>2023-06-11T13:50:35.711974413</dc:date>
    <meta:editing-duration>PT16H59M54S</meta:editing-duration>
    <meta:editing-cycles>50</meta:editing-cycles>
    <meta:generator>LibreOffice/7.0.4.2$Linux_X86_64 LibreOffice_project/00$Build-2</meta:generator>
    <meta:document-statistic meta:table-count="1" meta:cell-count="283" meta:object-count="0"/>
  </office:meta>
</office:document-meta>
</file>